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IFT_SERVO</text:p>
          </table:table-cell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TOR_RA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TOR_RB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STANCE_SENSE_TRIGGER</text:p>
          </table:table-cell>
        </table:table-row>
        <table:table-row table:style-name="ro1">
          <table:table-cell table:style-name="ce1" office:value-type="string" calcext:value-type="string">
            <text:p>BATTERY_SEN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STANCE_SENSE_ECHO</text:p>
          </table:table-cell>
        </table:table-row>
        <table:table-row table:style-name="ro1">
          <table:table-cell office:value-type="string" calcext:value-type="string">
            <text:p>FLAME_SENSE_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TOR_LA</text:p>
          </table:table-cell>
        </table:table-row>
        <table:table-row table:style-name="ro1">
          <table:table-cell office:value-type="string" calcext:value-type="string">
            <text:p>FLAME_SENSE_L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TOR_LB</text:p>
          </table:table-cell>
        </table:table-row>
        <table:table-row table:style-name="ro1">
          <table:table-cell office:value-type="string" calcext:value-type="string">
            <text:p>FLAME_SENSE_R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INE_SENSE_L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INE_SENSE_B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LINE_SENSE_R</text:p>
          </table:table-cell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X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X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00-00-00</text:date>, <text:time style:data-style-name="N2" text:time-value="08:21:16.427191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12:47.645360153</meta:creation-date>
    <dc:date>2019-12-09T08:29:53.010422878</dc:date>
    <meta:editing-duration>PT11H38M16S</meta:editing-duration>
    <meta:editing-cycles>11</meta:editing-cycles>
    <meta:generator>LibreOffice/5.1.6.2$Linux_X86_64 LibreOffice_project/10m0$Build-2</meta:generator>
    <meta:document-statistic meta:table-count="1" meta:cell-count="45" meta:object-count="0"/>
  </office:meta>
</office:document-meta>
</file>